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line-height="150%"/>
    </style:style>
    <style:style style:name="P5" style:family="paragraph" style:parent-style-name="Standard" style:list-style-name="L6">
      <style:paragraph-properties fo:line-height="150%"/>
    </style:style>
    <style:style style:name="P6" style:family="paragraph" style:parent-style-name="Standard" style:list-style-name="L5">
      <style:paragraph-properties fo:line-height="150%"/>
    </style:style>
    <style:style style:name="P7" style:family="paragraph" style:parent-style-name="Standard" style:list-style-name="L4">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2: </text:h>
      <text:p text:style-name="P2">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1">software tools</text:span> (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1">use</text:span> the technologies.</text:p>
      <text:p text:style-name="P3"/>
      <text:p text:style-name="P3"/>
      <text:p text:style-name="P4"><text:span text:style-name="T2"><text:tab/>Some researchers are of the opinion that technology has always had a significant impact on society in general </text:span><text:bookmark-start text:name="ZOTERO_BREF_cvKcTfOZzhXS"/><text:span text:style-name="T2">(Salmond 2010; C. Christensen, Johnson, and Horn 2008)</text:span><text:bookmark-end text:name="ZOTERO_BREF_cvKcTfOZzhXS"/>,<text:span text:style-name="T2"> whether that be the printing press, photography, cinema, radio, television, satellites, videos and now geomedia </text:span><text:bookmark-start text:name="ZOTERO_BREF_lZ8lKN0TCyzB"/><text:span text:style-name="T2">(Thielmann 2010)</text:span><text:bookmark-end text:name="ZOTERO_BREF_lZ8lKN0TCyzB"/><text:span text:style-name="T2">. <text:s/>That is not to say that everyone has equal access to technology, that every technology has significant social impact, or that technology is even a tool that will create specific outcomes like economic equality. It is as a whole however a disruptive force that changes the way society functions and by changing the rules of the game </text:span><text:bookmark-start text:name="ZOTERO_BREF_DGUilBZ8acjv"/><text:span text:style-name="T2">(Bower and C. M. Christensen 1995)</text:span><text:bookmark-end text:name="ZOTERO_BREF_DGUilBZ8acjv"/>.</text:p>
      <text:p text:style-name="P4"><text:tab/><text:span text:style-name="T2">While those involved in participatory GIS may have seemed primarily focused on the software as of 2005-2006 (Elwood 2006) it might not be the whole truth to say that there was limited research on the social implications of technology. Participatory GIS (PGIS) clearly falls under the guise of the new term geoweb </text:span><text:bookmark-start text:name="ZOTERO_BREF_c74KixpJE7ng"/><text:span text:style-name="T2">(Haklay, Singleton, and Parker 2008; Elwood 2010)</text:span><text:bookmark-end text:name="ZOTERO_BREF_c74KixpJE7ng"/><text:span text:style-name="T2"> which Thielmann specifically includes in the definition of geomedia. Its been proposed that geomedia itself may not be a new technique from the perspective of geography, rather a new technology to implement the same principles of cartography and participatory action research (PAR), which had been studied since at least the 1970s (Breitbart 2003). However within the field of geography, the specific focus on geomedia is a only a recent distillation in the form of media geography, a new tool to explore issues that were previously attempted but failed due to lack of adequate tools </text:span><text:bookmark-start text:name="ZOTERO_BREF_5GIBuxz99cAW"/><text:span text:style-name="T2">(Salmond 2010)</text:span><text:bookmark-end text:name="ZOTERO_BREF_5GIBuxz99cAW"/><text:span text:style-name="T2">.</text:span></text:p>
      <text:p text:style-name="P4"><text:span text:style-name="T2"><text:tab/>There might also be an explanation for why so much focus was on the software. 2005 was about that same time when Web 2.0 really started, which has been hailed as a much better realization of the concept of the Internet, a multi-way communication system, that brings a shift in consumers also being producers of information </text:span><text:bookmark-start text:name="ZOTERO_BREF_RiS45aVmo6PE"/><text:span text:style-name="T2">(Budhathoki, Bruce, and Nedovic-Budic 2008)</text:span><text:bookmark-end text:name="ZOTERO_BREF_RiS45aVmo6PE"/><text:span text:style-name="T2">. Up until that point web </text:span><text:soft-page-break/><text:span text:style-name="T2">technologies, especially those related to maps and GIS required a lot of technical expertise and equipment to implement and whose interfaces were considered clunky if not unusable for more than the most dedicated participants </text:span><text:bookmark-start text:name="ZOTERO_BREF_IreYDTYudt27"/><text:span text:style-name="T2">(Haklay, Singleton, and Parker 2008)</text:span><text:bookmark-end text:name="ZOTERO_BREF_IreYDTYudt27"/>.<text:span text:style-name="T2"> The current 'Renaissance' of mapping has really been spurred by transition to highly interactive interfaces that work reasonably well the with the speed of home Internet connections now, no longer dial-up but predominantly something at least 2x the speed. These compelling interfaces have on their own been taking up by millions of people if not for their data value for their play value. That is to say, until recently geospatial tools on the web were insufficient to meet the needs of communities let alone be expected to have significant societal impacts. It should also be noted that geographers and researchers in general have not been the directly responsible for many of the most recent developments of the geoweb, it's primarily been <text:s/>neogeographers and computer engineers working towards their own or business needs. So it stands to reason that researchers would continue to emphasize the development of tools until a critical point was reached where the tools would adequately support a wider research agenda open to more potential participants.</text:span></text:p>
      <text:p text:style-name="P4"><text:span text:style-name="T2"><text:tab/>Another aspect to consider particularly about PGIS is that the focus is generally on a specific locality with a distinct real world community of participants. It seems unreasonable to expect to see dramatic shifts in societal thinking from relatively small projects, which while important to the local participants may go unnoticed at the scale of states and nations. The local impact however may be substantial, which seems to better serve the intent of PAR/PGIS to begin with.</text:span></text:p>
      <text:p text:style-name="P4"><text:span text:style-name="T2"><text:tab/>Some important tangents where some work has been done, but more could be done, especially bringing together research from more related fields. From the business community we have ideas about how innovations spread and that a certain percentage (up to 1/2) of consumers should be expected to have no interest in technologies until well proven, and that some consumers will simply never be interested </text:span><text:bookmark-start text:name="ZOTERO_BREF_zjEbndQK9AR3"/><text:span text:style-name="T2">(Moore 1999)</text:span><text:bookmark-end text:name="ZOTERO_BREF_zjEbndQK9AR3"/><text:span text:style-name="T2">. Sociologists have mounds of new ideas to work through with the rapid explosion of social networking and social media, which of course plays directly into geomedia as so much of the data also contains geotags and discussion of locality. How to work these ideas together and tie them to ongoing world events may provide the hook geographers are looking for to grasp if geomedia will change the lives of those who are still underrepresented in the technology age. </text:span></text:p>
      <text:p text:style-name="P4"><text:span text:style-name="T2"><text:tab/>Following the thought that users may adapt tools to yet unknown and socially significant projects, recent years have provided a lot of new information/events around this topic and look to continue the trend into the near future. What follows is a small sampling of relevant events that may be </text:span><text:soft-page-break/><text:span text:style-name="T2">the evidence we are looking for. </text:span></text:p>
      <text:list xml:id="list1302855219" text:style-name="L6">
        <text:list-item>
          <text:p text:style-name="P5"><text:span text:style-name="T2">Openstreetmap while incomplete, as all road maps will always be, has demonstrated the possibilities for crowdsourcing of geographic information </text:span><text:bookmark-start text:name="ZOTERO_BREF_OCxGNTV5UEo8"/><text:span text:style-name="T2">(Elwood 2010)</text:span><text:bookmark-end text:name="ZOTERO_BREF_OCxGNTV5UEo8"/><text:span text:style-name="T2">. A great example is the disaster response from volunteers to the earthquake disasters in Haiti &amp; Japan where global citizens made a difference in rescue, monitoring and assessment operations in the early days of the response </text:span><text:bookmark-start text:name="ZOTERO_BREF_fIKf6H6t8dAq"/><text:span text:style-name="T2">(Zook, Graham, Shelton, and Gorman 2010)</text:span><text:bookmark-end text:name="ZOTERO_BREF_fIKf6H6t8dAq"/><text:span text:style-name="T2">.</text:span></text:p>
        </text:list-item>
      </text:list>
      <text:list xml:id="list1308508685" text:style-name="L5">
        <text:list-item>
          <text:p text:style-name="P6"><text:span text:style-name="T2">Information technology clearly has a role to play in revolution, protest and social upheaval as seen through numerous movements around the world and particularly noted in the recent Arab Spring as hacktivists (telecomix) helped protesters organize by circumventing repressive Internet policies </text:span><text:bookmark-start text:name="ZOTERO_BREF_rw1rtAOL4DTg"/><text:span text:style-name="T2">(Madiena 2011)</text:span><text:bookmark-end text:name="ZOTERO_BREF_rw1rtAOL4DTg"/><text:span text:style-name="T2">. Specifically geographic influences have also made their way into the protest context with some protests in the middle east and around the world appropriating remote sensing techniques to aid in the control and delivery of their message even when corporate media outlets ignore them. The Sahana and Ushahidi projects are a great demonstration of geographic crowdsourcing even in places with limited technology and Internet, using text messaging to track protests, voter fraud and other events of a crisis nature.</text:span></text:p>
        </text:list-item>
      </text:list>
      <text:list xml:id="list1223087837" text:style-name="L4">
        <text:list-item>
          <text:p text:style-name="P7"><text:span text:style-name="T2">Wikileaks and the ensuing controversy around how much whistle-blowing is too much when an organization takes equal opportunity at discrediting all governments or any other form of terrorism, in which it is accused of being information terrorists. <text:s/></text:span></text:p>
        </text:list-item>
      </text:list>
      <text:list xml:id="list263025696" text:style-name="L3">
        <text:list-item>
          <text:p text:style-name="P8"><text:span text:style-name="T2">The creators of Daviswiki recently launched their new wiki software Localwiki expressly built around location. While the focus of Daviswiki/Wikispot/Localwiki has always been local knowledge generation and sharing, this new major rewrite of their software has a new focus on ensuring a geographic means of exploring and adding to the knowledge via it's embedded mapping interface which builds upon OpenStreetMap data to provide context. <text:s/></text:span></text:p>
        </text:list-item>
      </text:list>
      <text:list xml:id="list1899879000" text:style-name="L2">
        <text:list-item>
          <text:p text:style-name="P9"><text:span text:style-name="T2">Computer scientists are working on a way to reduce the energy consumption of smartphone based web browsing in order to make more feasible the dissemination of such devices to sub-saharan Africa where there is no doubt the technology would receive significant uptake (based on the uptake of the previous generation of cell/feature phones) </text:span><text:bookmark-start text:name="ZOTERO_BREF_yZJ2LjFzFORL"/><text:span text:style-name="T2">(Gallagher 2011)</text:span><text:bookmark-end text:name="ZOTERO_BREF_yZJ2LjFzFORL"/><text:span text:style-name="T2">.</text:span></text:p>
        </text:list-item>
      </text:list>
      <text:p text:style-name="P4"><text:span text:style-name="T2">The biggest threat to this experiment may actually be the increasing pressure to censor the Internet and in doing so cripple the horizontal and redundant layout that is most encouraging to the spread of technology to the have nots.</text:span></text:p>
      <text:p text:style-name="P4"><text:span text:style-name="T2"><text:tab/>Back to thinking specifically about geography a big challenge going forward for the field of </text:span><text:soft-page-break/><text:span text:style-name="T2">PAR/PGIS/media geographers may be</text:span> in satisfying their own need to know their work has the intended effect of empowerment through knowledge production. <text:span text:style-name="T2">Its difficult to measure success other than to say that people are using the tools, because user aspirations for what can and should be done with the tools may differ greatly from the original intent of its creators </text:span><text:bookmark-start text:name="ZOTERO_BREF_cOrjQEsdIuB9"/><text:span text:style-name="T2">(Elwood 2006)</text:span><text:bookmark-end text:name="ZOTERO_BREF_cOrjQEsdIuB9"/>. Its also conceivable that attempts at quantifying success would get quagmired in philosophical debates of quantitative appropriateness. Does that leave us with only anecdotes, as above, as the proof or can we find another way to gauge if we're reaching the people who need to be reached, or is that even the position we should be in? Is creating tools we think will help and then stepping back to watch what people do; not an active enough research agenda, or too much a throwback to previous power structures? Searching for the answers to those questions may bring us closer to a more comprehensive treatment of the subject.</text:p>
      <text:h text:style-name="Heading_20_3" text:outline-level="3">References:</text:h>
      <text:p text:style-name="Bibliography_20_1"><text:bookmark-start text:name="ZOTERO_BREF_RXWcNRWqcWRw"/><text:span text:style-name="T4">Bower, J. L., and C. M. Christensen. 1995. Disruptive technologies: catching the wave. </text:span><text:span text:style-name="T3">Harvard Business Review</text:span><text:span text:style-name="T2"> 73 (1):43.</text:span></text:p>
      <text:p text:style-name="Bibliography_20_1"><text:span text:style-name="T2">Budhathoki, N. R., B. (Chip) Bruce, and Z. Nedovic-Budic. 2008. Reconceptualizing the role of the user of spatial data infrastructure. </text:span><text:span text:style-name="T3">GeoJournal</text:span><text:span text:style-name="T2"> 72:149-160. http://www.springerlink.com/content/4tv7j5564r54u322/ (last accessed 16 October 2011).</text:span></text:p>
      <text:p text:style-name="Bibliography_20_1"><text:span text:style-name="T2">Christensen, C., C. W. Johnson, and M. B. Horn. 2008. </text:span><text:span text:style-name="T3">Disrupting Class: How Disruptive Innovation Will Change the Way the World Learns</text:span><text:span text:style-name="T2"> 1st ed. McGraw-Hill.</text:span></text:p>
      <text:p text:style-name="Bibliography_20_1"><text:span text:style-name="T2">Elwood, S. 2006. Critical issues in participatory GIS: deconstructions, reconstructions, and new research directions. </text:span><text:span text:style-name="T3">Transactions in GIS</text:span><text:span text:style-name="T2"> 10 (5):693.</text:span></text:p>
      <text:p text:style-name="Bibliography_20_1"><text:span text:style-name="T2">———. 2010. Geographic information science: emerging research on the societal implications of the geospatial web. </text:span><text:span text:style-name="T3">Progress in Human Geography</text:span><text:span text:style-name="T2"> 34 (3):349.</text:span></text:p>
      <text:p text:style-name="Bibliography_20_1"><text:span text:style-name="T2">Gallagher, S. 2011. Researchers shrink 3G phones’ power needs with proxies in cloud. </text:span><text:span text:style-name="T3">Ars Technica</text:span><text:span text:style-name="T2">. http://arstechnica.com/business/news/2011/11/researchers-shrink-3g-phones-power-needs-with-proxies-in-cloud.ars (last accessed 8 January 2012).</text:span></text:p>
      <text:p text:style-name="Bibliography_20_1"><text:span text:style-name="T2">Haklay, M., A. Singleton, and C. Parker. 2008. Web mapping 2.0: the Neogeography of the Geoweb. </text:span><text:span text:style-name="T3">Geography Compass</text:span><text:span text:style-name="T2"> 2 (6):2011–2039.</text:span></text:p>
      <text:p text:style-name="Bibliography_20_1"><text:span text:style-name="T2">Madiena, C. 2011. Telecomix: tech support for the Arab spring. </text:span><text:span text:style-name="T3">the Guardian</text:span><text:span text:style-name="T2"> 7 July. http://www.guardian.co.uk/technology/2011/jul/07/telecomix-arab-spring (last accessed 8 January 2012).</text:span></text:p>
      <text:p text:style-name="Bibliography_20_1"><text:span text:style-name="T2">Moore, G. A. 1999. </text:span><text:span text:style-name="T3">Crossing the Chasm: Marketing and Selling High-Tech Products to Mainstream Customers</text:span><text:span text:style-name="T2"> Revised. Harperbusiness.</text:span></text:p>
      <text:p text:style-name="Bibliography_20_1"><text:soft-page-break/><text:span text:style-name="T2">Salmond, M. 2010. The Power of Momentary Communities. </text:span><text:span text:style-name="T3">Aether: The Journal of Media Geography, 5a</text:span><text:span text:style-name="T2"> 5:90.</text:span></text:p>
      <text:p text:style-name="Bibliography_20_1"><text:span text:style-name="T2">Thielmann, T. 2010. Locative media and mediated localities. </text:span><text:span text:style-name="T3">Aether: The Journal of Media Geography, 5a</text:span><text:span text:style-name="T2"> 5:1–18.</text:span></text:p>
      <text:p text:style-name="Bibliography_20_1"><text:span text:style-name="T2">Zook, M., M. Graham, T. Shelton, and S. Gorman. 2010. Volunteered geographic information and crowdsourcing disaster relief: a case study of the Haitian earthquake. </text:span><text:span text:style-name="T3">World Medical &amp; Health Policy</text:span><text:span text:style-name="T2"> 2 (2):7.</text:span><text:bookmark-end text:name="ZOTERO_BREF_RXWcNRWqcWR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8T19:04:15</dc:date>
    <dc:creator>Alex Mandel</dc:creator>
    <meta:editing-duration>P1DT1H55M58S</meta:editing-duration>
    <meta:editing-cycles>46</meta:editing-cycles>
    <meta:generator>LibreOffice/3.3$Unix LibreOffice_project/330m19$Build-401</meta:generator>
    <meta:document-statistic meta:table-count="0" meta:image-count="0" meta:object-count="0" meta:page-count="5" meta:paragraph-count="29" meta:word-count="1796" meta:character-count="11644"/>
    <meta:user-defined meta:name="Info 1"/>
    <meta:user-defined meta:name="Info 2"/>
    <meta:user-defined meta:name="Info 3"/>
    <meta:user-defined meta:name="Info 4"/>
    <meta:user-defined meta:name="ZOTERO_BREF_5GIBuxz99cAW_1" meta:value-type="string">ZOTERO_ITEM {"citationID":"17kb22eskg","citationItems":[{"uri":["http://zotero.org/users/198390/items/X6P5PI3W"]}]}</meta:user-defined>
    <meta:user-defined meta:name="ZOTERO_BREF_BMbX0bro3sWE_1" meta:value-type="string">ZOTERO_ITEM {"citationID":"1kqmvbaec0","citationItems":[{"label":"page","uri":["http://zotero.org/users/198390/items/B4VGQTX3"]}]}</meta:user-defined>
    <meta:user-defined meta:name="ZOTERO_BREF_DGUilBZ8acjv_1" meta:value-type="string">ZOTERO_ITEM {"citationID":"16c9donem","citationItems":[{"uri":["http://zotero.org/users/198390/items/DRQU7M2B"]}]}</meta:user-defined>
    <meta:user-defined meta:name="ZOTERO_BREF_IreYDTYudt27_1" meta:value-type="string">ZOTERO_ITEM {"citationID":"245oqrimin","citationItems":[{"uri":["http://zotero.org/users/198390/items/VKZ5ZNRN"]}]}</meta:user-defined>
    <meta:user-defined meta:name="ZOTERO_BREF_OCxGNTV5UEo8_1" meta:value-type="string">ZOTERO_ITEM {"citationID":"1pjvfj9f1i","citationItems":[{"uri":["http://zotero.org/users/198390/items/WWR7TRKG"]}]}</meta:user-defined>
    <meta:user-defined meta:name="ZOTERO_BREF_RXWcNRWqcWRw_1" meta:value-type="string">ZOTERO_BIBL {"custom":[]}</meta:user-defined>
    <meta:user-defined meta:name="ZOTERO_BREF_RiS45aVmo6PE_1" meta:value-type="string">ZOTERO_ITEM {"citationID":"28djcsj4jh","citationItems":[{"uri":["http://zotero.org/users/198390/items/EU7QSTEZ"]}]}</meta:user-defined>
    <meta:user-defined meta:name="ZOTERO_BREF_ar1sSvD8XVEk_1" meta:value-type="string">ZOTERO_ITEM {"citationID":"a33b0mdug","citationItems":[{"uri":["http://zotero.org/users/198390/items/XXWBIZ4K"]}]}</meta:user-defined>
    <meta:user-defined meta:name="ZOTERO_BREF_c74KixpJE7ng_1" meta:value-type="string">ZOTERO_ITEM {"citationID":"n9qn7c6bk","citationItems":[{"label":"page","uri":["http://zotero.org/users/198390/items/VKZ5ZNRN"]},{"label":"page","uri":["http://zotero.org/users/198390/items/WWR7TRKG"]}]}</meta:user-defined>
    <meta:user-defined meta:name="ZOTERO_BREF_cOrjQEsdIuB9_1" meta:value-type="string">ZOTERO_ITEM {"citationID":"1p9pb0e4ij","citationItems":[{"uri":["http://zotero.org/users/198390/items/XXWBIZ4K"]}]}</meta:user-defined>
    <meta:user-defined meta:name="ZOTERO_BREF_cfhlhKwDVOlu_1" meta:value-type="string">ZOTERO_ITEM {"citationID":"1fp0qukju7","citationItems":[{"uri":["http://zotero.org/users/198390/items/NDFCFPHP"]}]}</meta:user-defined>
    <meta:user-defined meta:name="ZOTERO_BREF_cvKcTfOZzhXS_1" meta:value-type="string">ZOTERO_ITEM {"citationID":"hpjb536cb","citationItems":[{"label":"page","uri":["http://zotero.org/users/198390/items/X6P5PI3W"]},{"label":"page","uri":["http://zotero.org/users/198390/items/CSEBPJTC"]}]}</meta:user-defined>
    <meta:user-defined meta:name="ZOTERO_BREF_fIKf6H6t8dAq_1" meta:value-type="string">ZOTERO_ITEM {"citationID":"mrnsgckj5","citationItems":[{"uri":["http://zotero.org/users/198390/items/SSSQ4HQ2"]}]}</meta:user-defined>
    <meta:user-defined meta:name="ZOTERO_BREF_hjZui8wZFLXo_1" meta:value-type="string">ZOTERO_ITEM {"citationID":"1g6am8v4km","citationItems":[{"uri":["http://zotero.org/users/198390/items/W598VVGU"]}]}</meta:user-defined>
    <meta:user-defined meta:name="ZOTERO_BREF_lZ8lKN0TCyzB_1" meta:value-type="string">ZOTERO_ITEM {"citationID":"guubdck37","citationItems":[{"uri":["http://zotero.org/users/198390/items/269V9HH2"]}]}</meta:user-defined>
    <meta:user-defined meta:name="ZOTERO_BREF_rw1rtAOL4DTg_1" meta:value-type="string">ZOTERO_ITEM {"citationID":"2f71gufd59","citationItems":[{"uri":["http://zotero.org/users/198390/items/JX8UEU24"]}]}</meta:user-defined>
    <meta:user-defined meta:name="ZOTERO_BREF_wPBBLtrrD1Cd_1" meta:value-type="string">ZOTERO_BIBL {"custom":[]}</meta:user-defined>
    <meta:user-defined meta:name="ZOTERO_BREF_wRiFVjGNEYCv_1" meta:value-type="string"/>
    <meta:user-defined meta:name="ZOTERO_BREF_yZJ2LjFzFORL_1" meta:value-type="string">ZOTERO_ITEM {"citationID":"us7anvuul","citationItems":[{"uri":["http://zotero.org/users/198390/items/FHSPGRHP"]}]}</meta:user-defined>
    <meta:user-defined meta:name="ZOTERO_BREF_z4xRPNuXCitc_1" meta:value-type="string">ZOTERO_BIBL {"custom":[]}</meta:user-defined>
    <meta:user-defined meta:name="ZOTERO_BREF_zjEbndQK9AR3_1" meta:value-type="string">ZOTERO_ITEM {"citationID":"21e2fdknnm","citationItems":[{"uri":["http://zotero.org/users/198390/items/W598VVGU"]}]}</meta:user-defined>
    <meta:user-defined meta:name="ZOTERO_PREF_1" meta:value-type="string">&lt;data data-version="3" zotero-version="2.1.10"&gt;&lt;session id="UIVx7PhT"/&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